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5e2bd" officeooo:paragraph-rsid="0015e2bd" style:font-weight-asian="normal" style:font-weight-complex="normal"/>
    </style:style>
    <style:style style:name="P2" style:family="paragraph" style:parent-style-name="Standard">
      <style:text-properties fo:font-weight="normal" officeooo:rsid="0017820d" officeooo:paragraph-rsid="0017820d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7820d" officeooo:paragraph-rsid="0017820d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ab558" officeooo:paragraph-rsid="001ab558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ba505" officeooo:paragraph-rsid="001ba50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bf5fd" officeooo:paragraph-rsid="001bf5fd" style:font-weight-asian="normal" style:font-weight-complex="normal"/>
    </style:style>
    <style:style style:name="P7" style:family="paragraph" style:parent-style-name="Standard">
      <style:text-properties fo:font-weight="bold" officeooo:rsid="0015e2bd" officeooo:paragraph-rsid="0015e2bd" style:font-weight-asian="bold" style:font-weight-complex="bold"/>
    </style:style>
    <style:style style:name="T1" style:family="text">
      <style:text-properties officeooo:rsid="001ab558"/>
    </style:style>
    <style:style style:name="T2" style:family="text">
      <style:text-properties officeooo:rsid="001ba5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Forma do comando ‘for’ simplificada</text:span>:</text:p>
      <text:p text:style-name="P7"/>
      <text:p text:style-name="P1">for c in range(0,3):</text:p>
      <text:p text:style-name="P1"><text:tab/>[comando01]</text:p>
      <text:p text:style-name="P1">[comando02]</text:p>
      <text:p text:style-name="P1"/>
      <text:p text:style-name="P1">Isto iria executar o comeando01 três vezes e depois o comando02 uma vez</text:p>
      <text:p text:style-name="P1"/>
      <text:list xml:id="list1323840993" text:style-name="L1">
        <text:list-item>
          <text:p text:style-name="P4">O número de vezes que vai repetir pode ser obtido subtraindo o segundo número ao primeiro</text:p>
        </text:list-item>
        <text:list-item>
          <text:p text:style-name="P3">c é uma variável, <text:span text:style-name="T1">não importa qual é</text:span></text:p>
        </text:list-item>
        <text:list-item>
          <text:p text:style-name="P5">Se fizermos (7, 0, -1) ele iniciará uma contagem regressiva</text:p>
        </text:list-item>
        <text:list-item>
          <text:p text:style-name="P5">Se fizermos (0, 7, 2) ele contará de 2 em 2</text:p>
        </text:list-item>
        <text:list-item>
          <text:p text:style-name="P6">Não funciona com float</text:p>
        </text:list-item>
      </text:list>
      <text:p text:style-name="P1"/>
      <text:p text:style-name="P1"/>
      <text:p text:style-name="P2">for c in range(0,3)</text:p>
      <text:p text:style-name="P2"><text:tab/>[comando01]</text:p>
      <text:p text:style-name="P2"><text:tab/>if [condição]:</text:p>
      <text:p text:style-name="P2"><text:tab/><text:tab/>[comando02]</text:p>
      <text:p text:style-name="P2"><text:tab/>[comando03]</text:p>
      <text:p text:style-name="P2">[comando04]</text:p>
      <text:p text:style-name="P2"/>
      <text:p text:style-name="P2">Isto iria executar o comando01 e o comando03 três vezes, caso a condição seja cumprida, também irá executar o comando02, se de cada vez que repete a condição estiver cumprida; depois o comando04 iria ser executado uma v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6:35:58.442000000</meta:creation-date>
    <dc:date>2018-03-06T17:30:28.522000000</dc:date>
    <meta:editing-duration>PT27M39S</meta:editing-duration>
    <meta:editing-cycles>7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7" meta:word-count="126" meta:character-count="707" meta:non-whitespace-character-count="597"/>
  </office:meta>
</office:document-meta>
</file>